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B5B143503F15B90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45cm, 3.317cm, 14.99cm, 5.146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91cm" svg:height="21.1cm" svg:x="0.992cm" svg:y="2.691cm">
          <draw:image xlink:href="Pictures/10000000000005E8000007E0B5B143503F15B90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4T11:01:56.986137774</dc:date>
    <meta:editing-duration>PT3M47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